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5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535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18.30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PageStyle_5f_FBs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FCs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padding="0.071cm"/>
      <style:paragraph-properties fo:text-align="justify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FBs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FB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s" table:style-name="ta4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FC-Nr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ommentar</text:p>
          </table:table-cell>
          <table:table-cell table:style-name="ce5" office:value-type="date" office:date-value="2009-04-21" calcext:value-type="date">
            <text:p>21.04.2009</text:p>
          </table:table-cell>
          <table:table-cell table:style-name="ce6" office:value-type="string" calcext:value-type="string">
            <text:p>S.Maa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ByteToBits</text:p>
          </table:table-cell>
          <table:table-cell office:value-type="string" calcext:value-type="string">
            <text:p>splittet ein Byte in 8 Bits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BitsToByte</text:p>
          </table:table-cell>
          <table:table-cell office:value-type="string" calcext:value-type="string">
            <text:p>verbindet 8 Bits zu einem Byte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CopyDBW_ByRef</text:p>
          </table:table-cell>
          <table:table-cell office:value-type="string" calcext:value-type="string">
            <text:p>DB Wortweise kopieren mit DB-Übergabe als Block-DB (ByRef)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CopyDBW_ByVal</text:p>
          </table:table-cell>
          <table:table-cell office:value-type="string" calcext:value-type="string">
            <text:p>DB Wortweise kopieren mit DB-Übergabe als DB-Nr. (ByVal)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MakePointer</text:p>
          </table:table-cell>
          <table:table-cell office:value-type="string" calcext:value-type="string">
            <text:p>Inhalt von Akku 1 in Pointerformat wandeln. Aufruf mit UC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FLANKEN_BYTE_pos_neg</text:p>
          </table:table-cell>
          <table:table-cell office:value-type="string" calcext:value-type="string">
            <text:p>Byteweise Flankenauswertung positive und negative Flanke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UniValve</text:p>
          </table:table-cell>
          <table:table-cell office:value-type="string" calcext:value-type="string">
            <text:p>Klasse für universelle Ventilansteuerung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ZylinderFehlerEx</text:p>
          </table:table-cell>
          <table:table-cell office:value-type="string" calcext:value-type="string">
            <text:p>Zylinderüberwachung (Richtungsabhängig) mit Endstellungssenore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ZylSensorSimulation</text:p>
          </table:table-cell>
          <table:table-cell office:value-type="string" calcext:value-type="string">
            <text:p>Simulation von Zylindersensore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ImpRELAIS</text:p>
          </table:table-cell>
          <table:table-cell office:value-type="string" calcext:value-type="string">
            <text:p>Stromstoss-RELAIS Nachbildung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electINT&lt;</text:p>
          </table:table-cell>
          <table:table-cell office:value-type="string" calcext:value-type="string">
            <text:p>INT: <text:s/>Wählt den kleineren Wert aus Akku1 und Akku2 und schreibt diesen in Akku1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electINT&gt;</text:p>
          </table:table-cell>
          <table:table-cell office:value-type="string" calcext:value-type="string">
            <text:p>INT: <text:s/>Wählt den größeren Wert aus Akku1 und Akku2 und schreibt diesen in Akku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ABS_DIFF_INT</text:p>
          </table:table-cell>
          <table:table-cell office:value-type="string" calcext:value-type="string">
            <text:p>INT: ABS (Akku 2 - Akku 1) : Aufruf mit UC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MinMaxLimit_INT</text:p>
          </table:table-cell>
          <table:table-cell office:value-type="string" calcext:value-type="string">
            <text:p>INT: Sollwert auf min. / max. begrenzen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INT</text:p>
          </table:table-cell>
          <table:table-cell office:value-type="string" calcext:value-type="string">
            <text:p>INT: Skaliert von einem Eingagswertebereich auf einen Ausgangswertebereich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Analog_Out_INT</text:p>
          </table:table-cell>
          <table:table-cell office:value-type="string" calcext:value-type="string">
            <text:p>INT: Wertebereich auf Analogausgang skalieren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Analog_IN_INT</text:p>
          </table:table-cell>
          <table:table-cell office:value-type="string" calcext:value-type="string">
            <text:p>INT: Skaliert den Wert eines Analogeingangs auf einen Wertebereich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TOLERANZ_INT</text:p>
          </table:table-cell>
          <table:table-cell office:value-type="string" calcext:value-type="string">
            <text:p>INT: Wert mit Toleranbereich ok [INT]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MIN_MAX_OK_INT</text:p>
          </table:table-cell>
          <table:table-cell office:value-type="string" calcext:value-type="string">
            <text:p>INT: Wert im Bereich Min..Max? (MIN &lt;= VALUE &lt;= MAX)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BitToInt</text:p>
          </table:table-cell>
          <table:table-cell office:value-type="string" calcext:value-type="string">
            <text:p>INT: Bitwert in Integerwert wandeln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electDINT&lt;</text:p>
          </table:table-cell>
          <table:table-cell office:value-type="string" calcext:value-type="string">
            <text:p>DINT: Wählt den kleineren Wert aus Akku1 und Akku2 und schreibt diesen in Akku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electDINT&gt;</text:p>
          </table:table-cell>
          <table:table-cell office:value-type="string" calcext:value-type="string">
            <text:p>DINT: Wählt den größeren Wert aus Akku1 und Akku2 und schreibt diesen in Akku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ABS_DIFF_DINT</text:p>
          </table:table-cell>
          <table:table-cell office:value-type="string" calcext:value-type="string">
            <text:p>DINT: ABS (Akku 2 - Akku 1) : Aufruf mit UC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MinMaxLimit_DINT</text:p>
          </table:table-cell>
          <table:table-cell office:value-type="string" calcext:value-type="string">
            <text:p>DINT: Sollwert auf min. / max. begrenzen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DINT</text:p>
          </table:table-cell>
          <table:table-cell office:value-type="string" calcext:value-type="string">
            <text:p>DINT: Skaliert von einem Eingagswertebereich auf einen Ausgangswertebereich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ANA_Out_DINT</text:p>
          </table:table-cell>
          <table:table-cell office:value-type="string" calcext:value-type="string">
            <text:p>DINT: Wertebereich auf Analogausgang skalieren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Analog_IN_DINT</text:p>
          </table:table-cell>
          <table:table-cell office:value-type="string" calcext:value-type="string">
            <text:p>DINT: Skaliert den Wert eines Analogeingangs auf einen Wertebereich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TOLERANZ_DINT</text:p>
          </table:table-cell>
          <table:table-cell office:value-type="string" calcext:value-type="string">
            <text:p>DINT: Wert mit Toleranzbereich o.k. [DINT]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MIN_MAX_OK_DINT</text:p>
          </table:table-cell>
          <table:table-cell office:value-type="string" calcext:value-type="string">
            <text:p>DINT: Wert im Bereich Min..Max? (MIN &lt;= VALUE &lt;= MAX)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BitToDint</text:p>
          </table:table-cell>
          <table:table-cell office:value-type="string" calcext:value-type="string">
            <text:p>DINT: Bitwert in DINT wandeln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electREAL&lt;</text:p>
          </table:table-cell>
          <table:table-cell office:value-type="string" calcext:value-type="string">
            <text:p>REAL: Wählt den kleineren Wert aus Akku1 und Akku2 und schreibt diesen in Akku1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electREAL&gt;</text:p>
          </table:table-cell>
          <table:table-cell office:value-type="string" calcext:value-type="string">
            <text:p>REAL: Wählt den größeren Wert aus Akku1 und Akku2 und schreibt diesen in Akku1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ABS_DIFF_REAL</text:p>
          </table:table-cell>
          <table:table-cell office:value-type="string" calcext:value-type="string">
            <text:p>REAL: ABS (Akku 2 - Akku 1) : Aufruf mit UC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MinMaxLimit_REAL</text:p>
          </table:table-cell>
          <table:table-cell office:value-type="string" calcext:value-type="string">
            <text:p>REAL: Sollwert auf min. / max. begrenzen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REAL</text:p>
          </table:table-cell>
          <table:table-cell office:value-type="string" calcext:value-type="string">
            <text:p>REAL: Skaliert von einem Eingagswertebereich auf einen Ausgangswertebereich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ANA_Out_REAL</text:p>
          </table:table-cell>
          <table:table-cell office:value-type="string" calcext:value-type="string">
            <text:p>REAL: Wertebereich auf Analogausgang skalieren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cale_Analog_IN_REAL</text:p>
          </table:table-cell>
          <table:table-cell office:value-type="string" calcext:value-type="string">
            <text:p>REAL: Skaliert den Wert eines Analogeingangs auf einen Wertebereich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TOLERANZ_REAL</text:p>
          </table:table-cell>
          <table:table-cell office:value-type="string" calcext:value-type="string">
            <text:p>REAL: Wert mit Toleranbereich ok [REAL]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MIN_MAX_OK_REAL</text:p>
          </table:table-cell>
          <table:table-cell office:value-type="string" calcext:value-type="string">
            <text:p>REAL: Wert im Bereich Min..Max? (MIN &lt;= VALUE &lt;= MAX)</text:p>
          </table:table-cell>
          <table:table-cell table:number-columns-repeated="6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BitToReal</text:p>
          </table:table-cell>
          <table:table-cell office:value-type="string" calcext:value-type="string">
            <text:p>REAL: Bitwert in Real wandeln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8BitStatistik</text:p>
          </table:table-cell>
          <table:table-cell office:value-type="string" calcext:value-type="string">
            <text:p>Nummer erstes/letztes Hi-Bit, Anzahl Hi-Bits</text:p>
          </table:table-cell>
          <table:table-cell table:number-columns-repeated="6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1_OF_N_BITS</text:p>
          </table:table-cell>
          <table:table-cell office:value-type="string" calcext:value-type="string">
            <text:p>Nur 1 von N Merkern zuslassen</text:p>
          </table:table-cell>
          <table:table-cell table:number-columns-repeated="6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1_OF_2_BITS</text:p>
          </table:table-cell>
          <table:table-cell office:value-type="string" calcext:value-type="string">
            <text:p>1 von 2 Bits zulassen, das Letzte mit pos. Flanke gewinnt</text:p>
          </table:table-cell>
          <table:table-cell table:number-columns-repeated="6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1_OF_3_BITS</text:p>
          </table:table-cell>
          <table:table-cell office:value-type="string" calcext:value-type="string">
            <text:p>1 von 3 Bits zulassen, das Letzte mit pos. Flanke gewinnt</text:p>
          </table:table-cell>
          <table:table-cell table:number-columns-repeated="6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1_OF_4_BITS</text:p>
          </table:table-cell>
          <table:table-cell office:value-type="string" calcext:value-type="string">
            <text:p>1 von 4 Bits zulassen, das Letzte mit pos. Flanke gewinnt</text:p>
          </table:table-cell>
          <table:table-cell table:number-columns-repeated="6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HandAuto</text:p>
          </table:table-cell>
          <table:table-cell office:value-type="string" calcext:value-type="string">
            <text:p>Betriebsartenumschalter mit Ereignisausgang</text:p>
          </table:table-cell>
          <table:table-cell table:number-columns-repeated="6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HandAuto_VorOrt</text:p>
          </table:table-cell>
          <table:table-cell office:value-type="string" calcext:value-type="string">
            <text:p>Hand-, Auto- Umschaltung mit Vor-Ort-Steuerung</text:p>
          </table:table-cell>
          <table:table-cell table:number-columns-repeated="6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ltiSwitchEx</text:p>
          </table:table-cell>
          <table:table-cell office:value-type="string" calcext:value-type="string">
            <text:p>Extended Multi Switch</text:p>
          </table:table-cell>
          <table:table-cell table:number-columns-repeated="6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TriStateSwitch2</text:p>
          </table:table-cell>
          <table:table-cell office:value-type="string" calcext:value-type="string">
            <text:p>Tristate Schalter Version 2 mit konfigurierbarem PULS-Eingang</text:p>
          </table:table-cell>
          <table:table-cell table:number-columns-repeated="6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TriStateSwitchEx2</text:p>
          </table:table-cell>
          <table:table-cell office:value-type="string" calcext:value-type="string">
            <text:p>Erweiterter TriState-Schalter Version 2 mit konfigurierbarem PULS-Eingang</text:p>
          </table:table-cell>
          <table:table-cell table:number-columns-repeated="6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CreateS5TimeFromINT</text:p>
          </table:table-cell>
          <table:table-cell office:value-type="string" calcext:value-type="string">
            <text:p>S5 Zeitformat aus Minuten und Sekunden[INT] erzeugen</text:p>
          </table:table-cell>
          <table:table-cell table:number-columns-repeated="6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CreateIECTimeFromINT</text:p>
          </table:table-cell>
          <table:table-cell office:value-type="string" calcext:value-type="string">
            <text:p>IEC-Time-Format aus min und sec erzeugen</text:p>
          </table:table-cell>
          <table:table-cell table:number-columns-repeated="6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INV_IEC_TIME</text:p>
          </table:table-cell>
          <table:table-cell office:value-type="string" calcext:value-type="string">
            <text:p>IEC Zeit invertieren</text:p>
          </table:table-cell>
          <table:table-cell table:number-columns-repeated="6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DINT_MM.SS_TO_IEC</text:p>
          </table:table-cell>
          <table:table-cell office:value-type="string" calcext:value-type="string">
            <text:p>MM.SS als Kommazahl in IEC-Zeitformat wandeln</text:p>
          </table:table-cell>
          <table:table-cell table:number-columns-repeated="6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IEC_TO_MM.SS_DINT</text:p>
          </table:table-cell>
          <table:table-cell office:value-type="string" calcext:value-type="string">
            <text:p>IEC-Zeit in MM.SS Wert als DINT wandeln</text:p>
          </table:table-cell>
          <table:table-cell table:number-columns-repeated="6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DINT_MM.SS_TO_S5Time</text:p>
          </table:table-cell>
          <table:table-cell office:value-type="string" calcext:value-type="string">
            <text:p>Zeit im Foramt MM.SS (DINT) in S5-Time umwandeln</text:p>
          </table:table-cell>
          <table:table-cell table:number-columns-repeated="6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MMSS_BCD_TO_IEC</text:p>
          </table:table-cell>
          <table:table-cell office:value-type="string" calcext:value-type="string">
            <text:p>Zeit BCD in MM.SS in das IEC-Time Format wandeln</text:p>
          </table:table-cell>
          <table:table-cell table:number-columns-repeated="6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ZeitDauer</text:p>
          </table:table-cell>
          <table:table-cell office:value-type="string" calcext:value-type="string">
            <text:p>Ab einer Startzeit Zeitdauer prüfen</text:p>
          </table:table-cell>
          <table:table-cell table:number-columns-repeated="6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CreateANY</text:p>
          </table:table-cell>
          <table:table-cell office:value-type="string" calcext:value-type="string">
            <text:p>ANY-Pointer aus Einzelbestandteilen erzeugen</text:p>
          </table:table-cell>
          <table:table-cell table:number-columns-repeated="6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plitAny</text:p>
          </table:table-cell>
          <table:table-cell office:value-type="string" calcext:value-type="string">
            <text:p>Splitet einen ANY-Pointer in die einzelnen Bestandteile</text:p>
          </table:table-cell>
          <table:table-cell table:number-columns-repeated="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SternDreieck</text:p>
          </table:table-cell>
          <table:table-cell office:value-type="string" calcext:value-type="string">
            <text:p>Stern-Dreieck-Umschalter</text:p>
          </table:table-cell>
          <table:table-cell table:number-columns-repeated="6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WendeSchuetz</text:p>
          </table:table-cell>
          <table:table-cell office:value-type="string" calcext:value-type="string">
            <text:p>Wendeschütz-Steuerung</text:p>
          </table:table-cell>
          <table:table-cell table:number-columns-repeated="6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PROG_SWITCH_8x</text:p>
          </table:table-cell>
          <table:table-cell office:value-type="string" calcext:value-type="string">
            <text:p>Programmumschalter 8-Fach</text:p>
          </table:table-cell>
          <table:table-cell table:number-columns-repeated="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4xEINVERTEIL_BIT_OUT</text:p>
          </table:table-cell>
          <table:table-cell office:value-type="string" calcext:value-type="string">
            <text:p>Einschaltverteilung von großen Lasten, max. 4 Geräte</text:p>
          </table:table-cell>
          <table:table-cell table:number-columns-repeated="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8xEINVERTEIL_BIT_OUT</text:p>
          </table:table-cell>
          <table:table-cell office:value-type="string" calcext:value-type="string">
            <text:p>Einschaltverteilung von großen Lasten, max. 8 Geräte. Bit-Ausgänge</text:p>
          </table:table-cell>
          <table:table-cell table:number-columns-repeated="6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BCD_TO_SEDECIMAL</text:p>
          </table:table-cell>
          <table:table-cell office:value-type="string" calcext:value-type="string">
            <text:p>4-Bit BCD zu Sedezimal codierer (4Bit Wert 1aus16)</text:p>
          </table:table-cell>
          <table:table-cell table:number-columns-repeated="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1of8_Bit_to_DEZ_MUX</text:p>
          </table:table-cell>
          <table:table-cell office:value-type="string" calcext:value-type="string">
            <text:p>1 aus 8 Bit zu dezimal Mulitplexer</text:p>
          </table:table-cell>
          <table:table-cell table:number-columns-repeated="6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DECIMAL_TO_SEDECIMAL</text:p>
          </table:table-cell>
          <table:table-cell office:value-type="string" calcext:value-type="string">
            <text:p>Decimal 0..9 to Sedecimal 1 of 10 Bits</text:p>
          </table:table-cell>
          <table:table-cell table:number-columns-repeated="6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2BottonControl_!!!</text:p>
          </table:table-cell>
          <table:table-cell office:value-type="string" calcext:value-type="string">
            <text:p>2 Tasten Controller</text:p>
          </table:table-cell>
          <table:table-cell table:number-columns-repeated="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udtCopyArray</text:p>
          </table:table-cell>
          <table:table-cell office:value-type="string" calcext:value-type="string">
            <text:p>UDT Daten von und zu Array kopieren</text:p>
          </table:table-cell>
          <table:table-cell table:number-columns-repeated="6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ltiEventCounter</text:p>
          </table:table-cell>
          <table:table-cell office:value-type="string" calcext:value-type="string">
            <text:p>Ereigniszähler für mehrere Ereignise incl. Gesamtzahl der Ereignisse</text:p>
          </table:table-cell>
          <table:table-cell table:number-columns-repeated="6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udtCompareArray</text:p>
          </table:table-cell>
          <table:table-cell office:value-type="string" calcext:value-type="string">
            <text:p>vergleicht UDT Daten in Arrays</text:p>
          </table:table-cell>
          <table:table-cell table:number-columns-repeated="6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CompareANY</text:p>
          </table:table-cell>
          <table:table-cell office:value-type="string" calcext:value-type="string">
            <text:p>vergleicht 2 ANY-Pointer (nur Pointervergleich, nicht des Datenblocks)</text:p>
          </table:table-cell>
          <table:table-cell table:number-columns-repeated="6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2xSTART_SWITCH</text:p>
          </table:table-cell>
          <table:table-cell office:value-type="string" calcext:value-type="string">
            <text:p>2 fach Start-Umschalter</text:p>
          </table:table-cell>
          <table:table-cell table:number-columns-repeated="6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SG_2_ML</text:p>
          </table:table-cell>
          <table:table-cell office:value-type="string" calcext:value-type="string">
            <text:p>Anzeige von 16 Meldungen mit 2 Meldeleuchten</text:p>
          </table:table-cell>
          <table:table-cell table:number-columns-repeated="6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4SensorSpeed</text:p>
          </table:table-cell>
          <table:table-cell office:value-type="string" calcext:value-type="string">
            <text:p>Geschwindgkeit langsam/Schnell: Achse mit 4 Sensoren</text:p>
          </table:table-cell>
          <table:table-cell table:number-columns-repeated="6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2SensorSpeed</text:p>
          </table:table-cell>
          <table:table-cell office:value-type="string" calcext:value-type="string">
            <text:p>Geschwindigkeit Achse mit 2 mitfahrenden Sensoren</text:p>
          </table:table-cell>
          <table:table-cell table:number-columns-repeated="6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oftEncoder</text:p>
          </table:table-cell>
          <table:table-cell office:value-type="string" calcext:value-type="string">
            <text:p>SoftwareEncoder aus Sensor und Richtungssignal</text:p>
          </table:table-cell>
          <table:table-cell table:number-columns-repeated="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L_MESS</text:p>
          </table:table-cell>
          <table:table-cell office:value-type="string" calcext:value-type="string">
            <text:p>Längenmessung mit Encoder und Sensor</text:p>
          </table:table-cell>
          <table:table-cell table:number-columns-repeated="6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Collect_Nibble</text:p>
          </table:table-cell>
          <table:table-cell office:value-type="string" calcext:value-type="string">
            <text:p>Collect a Nibble (4 Bits)</text:p>
          </table:table-cell>
          <table:table-cell table:number-columns-repeated="6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TATUS_MOTOR</text:p>
          </table:table-cell>
          <table:table-cell office:value-type="string" calcext:value-type="string">
            <text:p>Motorstatusmeldung für HMI erzeugen</text:p>
          </table:table-cell>
          <table:table-cell table:number-columns-repeated="6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TATUS_DRIVE_EX</text:p>
          </table:table-cell>
          <table:table-cell office:value-type="string" calcext:value-type="string">
            <text:p>Erweiterter Status für Antriebe</text:p>
          </table:table-cell>
          <table:table-cell table:number-columns-repeated="6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TATUS_VALVE</text:p>
          </table:table-cell>
          <table:table-cell office:value-type="string" calcext:value-type="string">
            <text:p>Erweiterter Status für Ventile</text:p>
          </table:table-cell>
          <table:table-cell table:number-columns-repeated="6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NiveauSchalter_REAL</text:p>
          </table:table-cell>
          <table:table-cell office:value-type="string" calcext:value-type="string">
            <text:p>NiveauSchaltung mit Hysterese [REAL]</text:p>
          </table:table-cell>
          <table:table-cell table:number-columns-repeated="6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NiveauSchalter_INT</text:p>
          </table:table-cell>
          <table:table-cell office:value-type="string" calcext:value-type="string">
            <text:p>NiveauSchaltung mit Hysterese [INT] (füllen/entleeren; heizen/kühlen)</text:p>
          </table:table-cell>
          <table:table-cell table:number-columns-repeated="6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AUS_HAND_AUTO</text:p>
          </table:table-cell>
          <table:table-cell office:value-type="string" calcext:value-type="string">
            <text:p>Betriebsartenumschaltung Aus/Hand/Auto</text:p>
          </table:table-cell>
          <table:table-cell table:number-columns-repeated="6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NiveauSchalter_DINT</text:p>
          </table:table-cell>
          <table:table-cell office:value-type="string" calcext:value-type="string">
            <text:p>NiveauSchaltung mit Hysterese [DINT] (füllen/entleeren; heizen/kühlen)</text:p>
          </table:table-cell>
          <table:table-cell table:number-columns-repeated="6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7h</text:p>
          </table:table-cell>
          <table:table-cell office:value-type="string" calcext:value-type="string">
            <text:p>LED_F_TASTEN_3SIG</text:p>
          </table:table-cell>
          <table:table-cell office:value-type="string" calcext:value-type="string">
            <text:p>LEDs der F-Tasten mit Signal grün/rot/rot_blinkend ansteuern</text:p>
          </table:table-cell>
          <table:table-cell table:number-columns-repeated="6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7h</text:p>
          </table:table-cell>
          <table:table-cell office:value-type="string" calcext:value-type="string">
            <text:p>LED_K_TASTEN_3SIG</text:p>
          </table:table-cell>
          <table:table-cell office:value-type="string" calcext:value-type="string">
            <text:p>LEDs der K-Tasten mit Signal grün/rot/rot_blinkend ansteuern</text:p>
          </table:table-cell>
          <table:table-cell table:number-columns-repeated="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DRIVE_INFO</text:p>
          </table:table-cell>
          <table:table-cell office:value-type="string" calcext:value-type="string">
            <text:p>Betriebsdaten/Wartung für Antriebe erfassen (Betriebsstunden, Schaltvorgänge)</text:p>
          </table:table-cell>
          <table:table-cell table:number-columns-repeated="6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YK_INFO</text:p>
          </table:table-cell>
          <table:table-cell office:value-type="string" calcext:value-type="string">
            <text:p>Betriebsdaten/Wartung für Ventile bzw. Schütze erfassen (Schaltvorgänge)</text:p>
          </table:table-cell>
          <table:table-cell table:number-columns-repeated="6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DAMPING_INT</text:p>
          </table:table-cell>
          <table:table-cell office:value-type="string" calcext:value-type="string">
            <text:p>Dämpfung INT </text:p>
          </table:table-cell>
          <table:table-cell table:number-columns-repeated="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ONT_MITTEL_DINT</text:p>
          </table:table-cell>
          <table:table-cell office:value-type="string" calcext:value-type="string">
            <text:p>kontinuierlichen Mittelwert bilden</text:p>
          </table:table-cell>
          <table:table-cell table:number-columns-repeated="6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AMPE_LIN_min</text:p>
          </table:table-cell>
          <table:table-cell office:value-type="string" calcext:value-type="string">
            <text:p>Rampe linear mit minimal Sollwert</text:p>
          </table:table-cell>
          <table:table-cell table:number-columns-repeated="6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POSITONIEREN</text:p>
          </table:table-cell>
          <table:table-cell office:value-type="string" calcext:value-type="string">
            <text:p>Positionieren mit Toleranz TOL_POS &amp; TOL_POS_OK</text:p>
          </table:table-cell>
          <table:table-cell table:number-columns-repeated="6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(war Speed Select, MUX-INT erfüllt gleiche Funktion)</text:p>
          </table:table-cell>
          <table:table-cell table:number-columns-repeated="6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EAD_SSI_ENCODER</text:p>
          </table:table-cell>
          <table:table-cell office:value-type="string" calcext:value-type="string">
            <text:p>SSI-Encoder von Peripherie einlesen &amp; Pos. mit Aufl. + 0-Pkt-Korr berechnen</text:p>
          </table:table-cell>
          <table:table-cell table:number-columns-repeated="6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ENCODER_KORR</text:p>
          </table:table-cell>
          <table:table-cell office:value-type="string" calcext:value-type="string">
            <text:p>Encoderwerte mit Auflösung und 0-Pkt-Korrektur</text:p>
          </table:table-cell>
          <table:table-cell table:number-columns-repeated="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TACHO</text:p>
          </table:table-cell>
          <table:table-cell office:value-type="string" calcext:value-type="string">
            <text:p>Tachometer</text:p>
          </table:table-cell>
          <table:table-cell table:number-columns-repeated="6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WEG_ZAEHLER</text:p>
          </table:table-cell>
          <table:table-cell office:value-type="string" calcext:value-type="string">
            <text:p>Wegzähler (km-Zähler)</text:p>
          </table:table-cell>
          <table:table-cell table:number-columns-repeated="6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AchseReferenzieren</text:p>
          </table:table-cell>
          <table:table-cell office:value-type="string" calcext:value-type="string">
            <text:p>Achse referenzieren</text:p>
          </table:table-cell>
          <table:table-cell table:number-columns-repeated="6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M_Drive</text:p>
          </table:table-cell>
          <table:table-cell office:value-type="string" calcext:value-type="string">
            <text:p>Drehzahlberechung Antrieb</text:p>
          </table:table-cell>
          <table:table-cell table:number-columns-repeated="6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4xBOOL</text:p>
          </table:table-cell>
          <table:table-cell office:value-type="string" calcext:value-type="string">
            <text:p>4-fach Mapping für BOOL</text:p>
          </table:table-cell>
          <table:table-cell table:number-columns-repeated="6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X_Switch_Byte</text:p>
          </table:table-cell>
          <table:table-cell office:value-type="string" calcext:value-type="string">
            <text:p>Kreuzschalter für Byte-Werte</text:p>
          </table:table-cell>
          <table:table-cell table:number-columns-repeated="6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GetBitFromByte</text:p>
          </table:table-cell>
          <table:table-cell office:value-type="string" calcext:value-type="string">
            <text:p>Bit mit Nr. aus Byte lesen; GetBit(myByte, BitNo)</text:p>
          </table:table-cell>
          <table:table-cell table:number-columns-repeated="6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etBitInByte</text:p>
          </table:table-cell>
          <table:table-cell office:value-type="string" calcext:value-type="string">
            <text:p>Bit mit Nr. in Byte zuweisen; SetBit(BitVal, myByte, BitNo), Function returns NewByte and orgBitValue</text:p>
          </table:table-cell>
          <table:table-cell table:number-columns-repeated="6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COPY_CHRONO</text:p>
          </table:table-cell>
          <table:table-cell office:value-type="string" calcext:value-type="string">
            <text:p>Ringpuffer chronologisch sortiert umkopieren (für Kurvenanzeige)</text:p>
          </table:table-cell>
          <table:table-cell table:number-columns-repeated="6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hangeEvent_INT</text:p>
          </table:table-cell>
          <table:table-cell office:value-type="string" calcext:value-type="string">
            <text:p>Ereignis INT Wert hat sich geändert</text:p>
          </table:table-cell>
          <table:table-cell table:number-columns-repeated="6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WRITE_INT</text:p>
          </table:table-cell>
          <table:table-cell office:value-type="string" calcext:value-type="string">
            <text:p>Ringupufferwerte schreiben INT Werte</text:p>
          </table:table-cell>
          <table:table-cell table:number-columns-repeated="6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READ_INT</text:p>
          </table:table-cell>
          <table:table-cell office:value-type="string" calcext:value-type="string">
            <text:p>Ringpuffer lesen INT-Werte</text:p>
          </table:table-cell>
          <table:table-cell table:number-columns-repeated="6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3xINT</text:p>
          </table:table-cell>
          <table:table-cell office:value-type="string" calcext:value-type="string">
            <text:p>3-fach Integer Multiplexer mit Freigabe</text:p>
          </table:table-cell>
          <table:table-cell table:number-columns-repeated="6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4xINT</text:p>
          </table:table-cell>
          <table:table-cell office:value-type="string" calcext:value-type="string">
            <text:p>4fach Integer Multiplexer mit Freigabe</text:p>
          </table:table-cell>
          <table:table-cell table:number-columns-repeated="6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4xINT</text:p>
          </table:table-cell>
          <table:table-cell office:value-type="string" calcext:value-type="string">
            <text:p>4-fach Mapping für INTEGER</text:p>
          </table:table-cell>
          <table:table-cell table:number-columns-repeated="6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X_Switch_INT</text:p>
          </table:table-cell>
          <table:table-cell office:value-type="string" calcext:value-type="string">
            <text:p>Kreuzschalter für INT-Werte</text:p>
          </table:table-cell>
          <table:table-cell table:number-columns-repeated="6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nvertRange_INT</text:p>
          </table:table-cell>
          <table:table-cell office:value-type="string" calcext:value-type="string">
            <text:p>Wertebereich invertieren (Messrichtungsumkehr) INT</text:p>
          </table:table-cell>
          <table:table-cell table:number-columns-repeated="6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DiffABS_INT</text:p>
          </table:table-cell>
          <table:table-cell office:value-type="string" calcext:value-type="string">
            <text:p>Minimale Absolutdifferenz zweier INT ok?</text:p>
          </table:table-cell>
          <table:table-cell table:number-columns-repeated="6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chleppZeiger_INT</text:p>
          </table:table-cell>
          <table:table-cell office:value-type="string" calcext:value-type="string">
            <text:p>INT: Schleppzeiger für Integer</text:p>
          </table:table-cell>
          <table:table-cell table:number-columns-repeated="6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hangeEvent_DINT</text:p>
          </table:table-cell>
          <table:table-cell office:value-type="string" calcext:value-type="string">
            <text:p>Ereignis DINT Wert hat sich geändert</text:p>
          </table:table-cell>
          <table:table-cell table:number-columns-repeated="6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WRITE_DINT</text:p>
          </table:table-cell>
          <table:table-cell office:value-type="string" calcext:value-type="string">
            <text:p>Ringpuffer schreiben DINT-Werte</text:p>
          </table:table-cell>
          <table:table-cell table:number-columns-repeated="6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READ_DINT</text:p>
          </table:table-cell>
          <table:table-cell office:value-type="string" calcext:value-type="string">
            <text:p>Ringpuffer lesen DINT-Werte</text:p>
          </table:table-cell>
          <table:table-cell table:number-columns-repeated="6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3xDINT</text:p>
          </table:table-cell>
          <table:table-cell office:value-type="string" calcext:value-type="string">
            <text:p>3-fach DINT Multiplexer mit Freigabe</text:p>
          </table:table-cell>
          <table:table-cell table:number-columns-repeated="6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4xDINT</text:p>
          </table:table-cell>
          <table:table-cell office:value-type="string" calcext:value-type="string">
            <text:p>4-fach DINT Multiplexer mit Freigabe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4xDINT</text:p>
          </table:table-cell>
          <table:table-cell office:value-type="string" calcext:value-type="string">
            <text:p>4-fach Mapping für DOUBEL INTEGER</text:p>
          </table:table-cell>
          <table:table-cell table:number-columns-repeated="6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X_Switch_DINT</text:p>
          </table:table-cell>
          <table:table-cell office:value-type="string" calcext:value-type="string">
            <text:p>Kreuschalter für DINT-Werte</text:p>
          </table:table-cell>
          <table:table-cell table:number-columns-repeated="6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nvertRange_DINT</text:p>
          </table:table-cell>
          <table:table-cell office:value-type="string" calcext:value-type="string">
            <text:p>Wertebereich invertieren (Messrichtungsumkehr) DINT</text:p>
          </table:table-cell>
          <table:table-cell table:number-columns-repeated="6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DiffABS_DINT</text:p>
          </table:table-cell>
          <table:table-cell office:value-type="string" calcext:value-type="string">
            <text:p>Minimale Absolutdifferenz zweier DINT ok?</text:p>
          </table:table-cell>
          <table:table-cell table:number-columns-repeated="6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chleppZeiger_DINT</text:p>
          </table:table-cell>
          <table:table-cell office:value-type="string" calcext:value-type="string">
            <text:p>DINT: Schleppzeiger für DINT</text:p>
          </table:table-cell>
          <table:table-cell table:number-columns-repeated="6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hangeEvent_REAL</text:p>
          </table:table-cell>
          <table:table-cell office:value-type="string" calcext:value-type="string">
            <text:p>Ereignis REAL Wert hat sich geändert</text:p>
          </table:table-cell>
          <table:table-cell table:number-columns-repeated="6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WRITE_REAL</text:p>
          </table:table-cell>
          <table:table-cell office:value-type="string" calcext:value-type="string">
            <text:p>Ringpuffer schreiben REAL-Werte</text:p>
          </table:table-cell>
          <table:table-cell table:number-columns-repeated="6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READ_REAL</text:p>
          </table:table-cell>
          <table:table-cell office:value-type="string" calcext:value-type="string">
            <text:p>Ringpuffer lesen REAL-Werte</text:p>
          </table:table-cell>
          <table:table-cell table:number-columns-repeated="6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3xREAL</text:p>
          </table:table-cell>
          <table:table-cell office:value-type="string" calcext:value-type="string">
            <text:p>3-fach REAL Multiplexer mit Freigabe</text:p>
          </table:table-cell>
          <table:table-cell table:number-columns-repeated="6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4xREAL</text:p>
          </table:table-cell>
          <table:table-cell office:value-type="string" calcext:value-type="string">
            <text:p>4-fach REAL Multiplexer mit Freigabe</text:p>
          </table:table-cell>
          <table:table-cell table:number-columns-repeated="6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4xREAL</text:p>
          </table:table-cell>
          <table:table-cell office:value-type="string" calcext:value-type="string">
            <text:p>4-fach Mapping für REAL</text:p>
          </table:table-cell>
          <table:table-cell table:number-columns-repeated="6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X_Switch_REAL</text:p>
          </table:table-cell>
          <table:table-cell office:value-type="string" calcext:value-type="string">
            <text:p>Kreuzschalter für REAL-Werte</text:p>
          </table:table-cell>
          <table:table-cell table:number-columns-repeated="6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nvertRange_REAL</text:p>
          </table:table-cell>
          <table:table-cell office:value-type="string" calcext:value-type="string">
            <text:p>Wertebereich invertieren (Messrichtungsumkehr) REAL</text:p>
          </table:table-cell>
          <table:table-cell table:number-columns-repeated="6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DiffABS_REAL</text:p>
          </table:table-cell>
          <table:table-cell office:value-type="string" calcext:value-type="string">
            <text:p>Minimale Absolutdifferenz zweier REAL ok?</text:p>
          </table:table-cell>
          <table:table-cell table:number-columns-repeated="6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chleppZeiger_REAL</text:p>
          </table:table-cell>
          <table:table-cell office:value-type="string" calcext:value-type="string">
            <text:p>REAL: Schleppzeiger für REAL</text:p>
          </table:table-cell>
          <table:table-cell table:number-columns-repeated="6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hangeEvent_TIME</text:p>
          </table:table-cell>
          <table:table-cell office:value-type="string" calcext:value-type="string">
            <text:p>Ereignis TIME Wert hat sich geändert</text:p>
          </table:table-cell>
          <table:table-cell table:number-columns-repeated="6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MaxLimit_TIME</text:p>
          </table:table-cell>
          <table:table-cell office:value-type="string" calcext:value-type="string">
            <text:p>TIME: Sollwert auf min. / max. begrenzen</text:p>
          </table:table-cell>
          <table:table-cell table:number-columns-repeated="6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BitToTIME</text:p>
          </table:table-cell>
          <table:table-cell office:value-type="string" calcext:value-type="string">
            <text:p>2x Time Mulitplexer</text:p>
          </table:table-cell>
          <table:table-cell table:number-columns-repeated="6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3xTIME</text:p>
          </table:table-cell>
          <table:table-cell office:value-type="string" calcext:value-type="string">
            <text:p>3-fach TIME Multiplexer mit Freigabe</text:p>
          </table:table-cell>
          <table:table-cell table:number-columns-repeated="6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4xTIME</text:p>
          </table:table-cell>
          <table:table-cell office:value-type="string" calcext:value-type="string">
            <text:p>4-fach TIME Multiplexer mit Freigabe</text:p>
          </table:table-cell>
          <table:table-cell table:number-columns-repeated="6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TOL_TIME</text:p>
          </table:table-cell>
          <table:table-cell office:value-type="string" calcext:value-type="string">
            <text:p>Wert mit Toleranzbereich ok [TIME]</text:p>
          </table:table-cell>
          <table:table-cell table:number-columns-repeated="6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_MAX_OK_TIME</text:p>
          </table:table-cell>
          <table:table-cell office:value-type="string" calcext:value-type="string">
            <text:p>Wert im Bereich Min..Max? (MIN &lt;= VALUE &lt;= MAX)</text:p>
          </table:table-cell>
          <table:table-cell table:number-columns-repeated="6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cale_TIME</text:p>
          </table:table-cell>
          <table:table-cell office:value-type="string" calcext:value-type="string">
            <text:p>TIME: Skaliert von einem Eingagswertebereich auf einen Ausgangswertebereich</text:p>
          </table:table-cell>
          <table:table-cell table:number-columns-repeated="6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DiffABS_TIME</text:p>
          </table:table-cell>
          <table:table-cell office:value-type="string" calcext:value-type="string">
            <text:p>Minimale Absolutdifferenz zweier IEC-Zeiten ok?</text:p>
          </table:table-cell>
          <table:table-cell table:number-columns-repeated="6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chleppZeiger_TIME</text:p>
          </table:table-cell>
          <table:table-cell office:value-type="string" calcext:value-type="string">
            <text:p>TIME: Schleppzeiger für TIME</text:p>
          </table:table-cell>
          <table:table-cell table:number-columns-repeated="6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hangeEvent_TOD</text:p>
          </table:table-cell>
          <table:table-cell office:value-type="string" calcext:value-type="string">
            <text:p>Ereignis Time_Of_Day Wert hat sich geändert</text:p>
          </table:table-cell>
          <table:table-cell table:number-columns-repeated="6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MaxLimit_TOD</text:p>
          </table:table-cell>
          <table:table-cell office:value-type="string" calcext:value-type="string">
            <text:p>Time_Of_Day: Sollwert auf min. / max. begrenzen</text:p>
          </table:table-cell>
          <table:table-cell table:number-columns-repeated="6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BitToTOD</text:p>
          </table:table-cell>
          <table:table-cell office:value-type="string" calcext:value-type="string">
            <text:p>2x Time_Of_Day Mulitplexer</text:p>
          </table:table-cell>
          <table:table-cell table:number-columns-repeated="6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3xTOD</text:p>
          </table:table-cell>
          <table:table-cell office:value-type="string" calcext:value-type="string">
            <text:p>3-fach Time_Of_Day Multiplexer mit Freigabe</text:p>
          </table:table-cell>
          <table:table-cell table:number-columns-repeated="6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4xTOD</text:p>
          </table:table-cell>
          <table:table-cell office:value-type="string" calcext:value-type="string">
            <text:p>4-fach Time_Of_Day Multiplexer mit Freigabe</text:p>
          </table:table-cell>
          <table:table-cell table:number-columns-repeated="6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TOL_TOD</text:p>
          </table:table-cell>
          <table:table-cell office:value-type="string" calcext:value-type="string">
            <text:p>Wert mit Toleranzbereich ok [Time_Of_Day]</text:p>
          </table:table-cell>
          <table:table-cell table:number-columns-repeated="6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_MAX_OK_TOD</text:p>
          </table:table-cell>
          <table:table-cell office:value-type="string" calcext:value-type="string">
            <text:p>Wert im Bereich Min..Max? (MIN &lt;= VALUE &lt;= MAX)</text:p>
          </table:table-cell>
          <table:table-cell table:number-columns-repeated="6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cale_TOD</text:p>
          </table:table-cell>
          <table:table-cell office:value-type="string" calcext:value-type="string">
            <text:p>TOD: Skaliert von einem Eingagswertebereich auf einen Ausgangswertebereich</text:p>
          </table:table-cell>
          <table:table-cell table:number-columns-repeated="6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DiffABS_TOD</text:p>
          </table:table-cell>
          <table:table-cell office:value-type="string" calcext:value-type="string">
            <text:p>Minimale Absolutdifferenz zweier Time_Of_Day Zeiten ok?</text:p>
          </table:table-cell>
          <table:table-cell table:number-columns-repeated="6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7b</text:p>
          </table:table-cell>
          <table:table-cell table:number-columns-repeated="6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hangeEvent_DATE</text:p>
          </table:table-cell>
          <table:table-cell office:value-type="string" calcext:value-type="string">
            <text:p>Ereignis DATE Wert hat sich geändert</text:p>
          </table:table-cell>
          <table:table-cell table:number-columns-repeated="6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INT_TO_TIME_MinMax</text:p>
          </table:table-cell>
          <table:table-cell office:value-type="string" calcext:value-type="string">
            <text:p>Multiformat DINT-Time to IEC Time with MinMax Limit</text:p>
          </table:table-cell>
          <table:table-cell table:number-columns-repeated="6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IME_TO_DINT</text:p>
          </table:table-cell>
          <table:table-cell office:value-type="string" calcext:value-type="string">
            <text:p>IEC-TIME to Multiformat DINT-Time</text:p>
          </table:table-cell>
          <table:table-cell table:number-columns-repeated="6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INT_TO_TIME</text:p>
          </table:table-cell>
          <table:table-cell office:value-type="string" calcext:value-type="string">
            <text:p>Multiformat DINT-Time to IEC Time with MinMax Limit</text:p>
          </table:table-cell>
          <table:table-cell table:number-columns-repeated="6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hangeEvent_BYTE</text:p>
          </table:table-cell>
          <table:table-cell office:value-type="string" calcext:value-type="string">
            <text:p>Ereignis BYTE Wert hat sich geändert</text:p>
          </table:table-cell>
          <table:table-cell table:number-columns-repeated="6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ByteCompare</text:p>
          </table:table-cell>
          <table:table-cell office:value-type="string" calcext:value-type="string">
            <text:p>2 Bytes vergleichen; Byte1=Byte2 ?</text:p>
          </table:table-cell>
          <table:table-cell table:number-columns-repeated="6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SPLIT_BYTE_TO_8INT</text:p>
          </table:table-cell>
          <table:table-cell office:value-type="string" calcext:value-type="string">
            <text:p>Splittet 1 BYTE in 8xINT</text:p>
          </table:table-cell>
          <table:table-cell table:number-columns-repeated="6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INTxREAL=REAL</text:p>
          </table:table-cell>
          <table:table-cell office:value-type="string" calcext:value-type="string">
            <text:p>INT * REAL = REAL</text:p>
          </table:table-cell>
          <table:table-cell table:number-columns-repeated="6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INTxREAL=INT</text:p>
          </table:table-cell>
          <table:table-cell office:value-type="string" calcext:value-type="string">
            <text:p>INT * REAL=INT</text:p>
          </table:table-cell>
          <table:table-cell table:number-columns-repeated="6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DINTxREAL=REAL</text:p>
          </table:table-cell>
          <table:table-cell office:value-type="string" calcext:value-type="string">
            <text:p>DINT * REAL=REAL</text:p>
          </table:table-cell>
          <table:table-cell table:number-columns-repeated="6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DINTxREAL=DINT</text:p>
          </table:table-cell>
          <table:table-cell office:value-type="string" calcext:value-type="string">
            <text:p>DINT * REAL=DINT</text:p>
          </table:table-cell>
          <table:table-cell table:number-columns-repeated="6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INT:INT=REAL</text:p>
          </table:table-cell>
          <table:table-cell office:value-type="string" calcext:value-type="string">
            <text:p>INT / INT = REAL</text:p>
          </table:table-cell>
          <table:table-cell table:number-columns-repeated="6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DINT:DINT=REAL</text:p>
          </table:table-cell>
          <table:table-cell office:value-type="string" calcext:value-type="string">
            <text:p>DINT/DINT=REAL</text:p>
          </table:table-cell>
          <table:table-cell table:number-columns-repeated="6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DINT:REAL=REAL</text:p>
          </table:table-cell>
          <table:table-cell office:value-type="string" calcext:value-type="string">
            <text:p>DINT/REAL=REAL</text:p>
          </table:table-cell>
          <table:table-cell table:number-columns-repeated="6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ScaleRealToInt</text:p>
          </table:table-cell>
          <table:table-cell office:value-type="string" calcext:value-type="string">
            <text:p>Skaliert REAL=&gt;INT</text:p>
          </table:table-cell>
          <table:table-cell table:number-columns-repeated="6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ScaleRealToDint</text:p>
          </table:table-cell>
          <table:table-cell office:value-type="string" calcext:value-type="string">
            <text:p>Skaliert REAL=&gt;DINT</text:p>
          </table:table-cell>
          <table:table-cell table:number-columns-repeated="6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DINTxREALx32</text:p>
          </table:table-cell>
          <table:table-cell office:value-type="string" calcext:value-type="string">
            <text:p>DINT * REAL=DINT (32 Bit for big Numbers &gt;23Bit, because REAL it‘s 23Bit only)</text:p>
          </table:table-cell>
          <table:table-cell table:number-columns-repeated="6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ScaleIntToReal_Ex</text:p>
          </table:table-cell>
          <table:table-cell office:value-type="string" calcext:value-type="string">
            <text:p>Scale an INT with REAL Output and limitation</text:p>
          </table:table-cell>
          <table:table-cell table:number-columns-repeated="6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7t</text:p>
          </table:table-cell>
          <table:table-cell office:value-type="string" calcext:value-type="string">
            <text:p>RealPerTime</text:p>
          </table:table-cell>
          <table:table-cell office:value-type="string" calcext:value-type="string">
            <text:p>REAL pro Zeiteinheit(REAL*Time/TimeBase: Für Umrechung von Mengenimpulsen auf Menge/Zeit </text:p>
          </table:table-cell>
          <table:table-cell table:number-columns-repeated="6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7t</text:p>
          </table:table-cell>
          <table:table-cell table:number-columns-repeated="62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m7t</text:p>
          </table:table-cell>
          <table:table-cell table:number-columns-repeated="6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7t</text:p>
          </table:table-cell>
          <table:table-cell table:number-columns-repeated="6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7t</text:p>
          </table:table-cell>
          <table:table-cell table:number-columns-repeated="6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BitCount_uni</text:p>
          </table:table-cell>
          <table:table-cell office:value-type="string" calcext:value-type="string">
            <text:p>Zählt die gesetzten Bits in Akku1</text:p>
          </table:table-cell>
          <table:table-cell table:number-columns-repeated="6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BitCount_INT</text:p>
          </table:table-cell>
          <table:table-cell office:value-type="string" calcext:value-type="string">
            <text:p>Zahelt die gesetzten Bits in einem INT</text:p>
          </table:table-cell>
          <table:table-cell table:number-columns-repeated="6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FirstBit_INT</text:p>
          </table:table-cell>
          <table:table-cell office:value-type="string" calcext:value-type="string">
            <text:p>sucht erstes Hi-Bit eines INT</text:p>
          </table:table-cell>
          <table:table-cell table:number-columns-repeated="6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LastBit_INT</text:p>
          </table:table-cell>
          <table:table-cell office:value-type="string" calcext:value-type="string">
            <text:p>sucht letztes Hi-Bit eines INT</text:p>
          </table:table-cell>
          <table:table-cell table:number-columns-repeated="6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7a</text:p>
          </table:table-cell>
          <table:table-cell office:value-type="string" calcext:value-type="string">
            <text:p>BitGruppen_INT</text:p>
          </table:table-cell>
          <table:table-cell office:value-type="string" calcext:value-type="string">
            <text:p>zählt Bitgruppen in einem INT</text:p>
          </table:table-cell>
          <table:table-cell table:number-columns-repeated="6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BIT_WRITE</text:p>
          </table:table-cell>
          <table:table-cell office:value-type="string" calcext:value-type="string">
            <text:p>Ringpuffer Bit (0..255), schreiben</text:p>
          </table:table-cell>
          <table:table-cell table:number-columns-repeated="6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BIT_READ</text:p>
          </table:table-cell>
          <table:table-cell office:value-type="string" calcext:value-type="string">
            <text:p>Ringpuffer Bit (0..255), lesen</text:p>
          </table:table-cell>
          <table:table-cell table:number-columns-repeated="6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RingBuffer_ptr_INC</text:p>
          </table:table-cell>
          <table:table-cell office:value-type="string" calcext:value-type="string">
            <text:p>Ringpuffer Pointer addieren (für Pointeroffset und Ausleseposition ermitteln)</text:p>
          </table:table-cell>
          <table:table-cell table:number-columns-repeated="6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RingBuffer_ptr_DEC</text:p>
          </table:table-cell>
          <table:table-cell office:value-type="string" calcext:value-type="string">
            <text:p>Ringpuffer Pointer subtrahieren (für Pointeroffset und Ausleseposition ermitteln)</text:p>
          </table:table-cell>
          <table:table-cell table:number-columns-repeated="6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X_SWITCH_BIT</text:p>
          </table:table-cell>
          <table:table-cell office:value-type="string" calcext:value-type="string">
            <text:p>Kreuzschalter für Bit-Werte</text:p>
          </table:table-cell>
          <table:table-cell table:number-columns-repeated="6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Create DATE Format from Year/Month/Day</text:p>
          </table:table-cell>
          <table:table-cell table:number-columns-repeated="6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CreateTOD</text:p>
          </table:table-cell>
          <table:table-cell office:value-type="string" calcext:value-type="string">
            <text:p>Create TIME_OF_DAY Format from Hour/Minute/Second</text:p>
          </table:table-cell>
          <table:table-cell table:number-columns-repeated="60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T_MOVE</text:p>
          </table:table-cell>
          <table:table-cell office:value-type="string" calcext:value-type="string">
            <text:p>Move (copy) the S7 DateAndTime Format</text:p>
          </table:table-cell>
          <table:table-cell table:number-columns-repeated="6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7d</text:p>
          </table:table-cell>
          <table:table-cell office:value-type="string" calcext:value-type="string">
            <text:p>GetDateAndTimeHEX</text:p>
          </table:table-cell>
          <table:table-cell office:value-type="string" calcext:value-type="string">
            <text:p>Datum und Zeit auslesen und als Hexadezimalwerte zurückgeben</text:p>
          </table:table-cell>
          <table:table-cell table:number-columns-repeated="6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7d</text:p>
          </table:table-cell>
          <table:table-cell office:value-type="string" calcext:value-type="string">
            <text:p>GetDateAndTimeDEZ</text:p>
          </table:table-cell>
          <table:table-cell office:value-type="string" calcext:value-type="string">
            <text:p>Datum und Zeit auslesen und als Dezimalwerte zurückgeben</text:p>
          </table:table-cell>
          <table:table-cell table:number-columns-repeated="6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7d</text:p>
          </table:table-cell>
          <table:table-cell office:value-type="string" calcext:value-type="string">
            <text:p>TimeEventDay_DEZ</text:p>
          </table:table-cell>
          <table:table-cell office:value-type="string" calcext:value-type="string">
            <text:p>Tägliches Zeitereignis erzeugen. Zeitvorgabe in DEZ</text:p>
          </table:table-cell>
          <table:table-cell table:number-columns-repeated="6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7d</text:p>
          </table:table-cell>
          <table:table-cell office:value-type="string" calcext:value-type="string">
            <text:p>TimeEventDay_HEX</text:p>
          </table:table-cell>
          <table:table-cell office:value-type="string" calcext:value-type="string">
            <text:p>Tägliches Zeitereignis erzeugen. Zeitvorgabe in HEX</text:p>
          </table:table-cell>
          <table:table-cell table:number-columns-repeated="6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7d</text:p>
          </table:table-cell>
          <table:table-cell office:value-type="string" calcext:value-type="string">
            <text:p>TimeEventWeek_DEZ</text:p>
          </table:table-cell>
          <table:table-cell office:value-type="string" calcext:value-type="string">
            <text:p>Zeitereignis an wählbaren Wochentagen, immer die gleiche Zeit</text:p>
          </table:table-cell>
          <table:table-cell table:number-columns-repeated="6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7d</text:p>
          </table:table-cell>
          <table:table-cell office:value-type="string" calcext:value-type="string">
            <text:p>TimeEventWeek_HEX</text:p>
          </table:table-cell>
          <table:table-cell office:value-type="string" calcext:value-type="string">
            <text:p>Zeitereignis an wählbaren Wochentagen, immer die gleiche Zeit</text:p>
          </table:table-cell>
          <table:table-cell table:number-columns-repeated="6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7d</text:p>
          </table:table-cell>
          <table:table-cell office:value-type="string" calcext:value-type="string">
            <text:p>WeekTimer</text:p>
          </table:table-cell>
          <table:table-cell office:value-type="string" calcext:value-type="string">
            <text:p>Wochenschaltuhr</text:p>
          </table:table-cell>
          <table:table-cell table:number-columns-repeated="6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T_DATE</text:p>
          </table:table-cell>
          <table:table-cell office:value-type="string" calcext:value-type="string">
            <text:p>Extract the DATE from the S7_Date_And_Time Format</text:p>
          </table:table-cell>
          <table:table-cell table:number-columns-repeated="6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T_TOD</text:p>
          </table:table-cell>
          <table:table-cell office:value-type="string" calcext:value-type="string">
            <text:p>Extract the TIME_OF_DAY from the S7_Date_And_Time Format</text:p>
          </table:table-cell>
          <table:table-cell table:number-columns-repeated="60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TOL_HYS_INT</text:p>
          </table:table-cell>
          <table:table-cell office:value-type="string" calcext:value-type="string">
            <text:p>Soll/Ist Vergleich mit Toleranz und Hysterese (INT)</text:p>
          </table:table-cell>
          <table:table-cell table:number-columns-repeated="60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INT</text:p>
          </table:table-cell>
          <table:table-cell table:number-columns-repeated="6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Weiche4x_INT</text:p>
          </table:table-cell>
          <table:table-cell office:value-type="string" calcext:value-type="string">
            <text:p>4-fach Weiche INT</text:p>
          </table:table-cell>
          <table:table-cell table:number-columns-repeated="6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7b_RAMP_UpDwn_INT</text:p>
          </table:table-cell>
          <table:table-cell office:value-type="string" calcext:value-type="string">
            <text:p>Sollwert mit Rampe versehen [DINT]</text:p>
          </table:table-cell>
          <table:table-cell table:number-columns-repeated="60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INT</text:p>
          </table:table-cell>
          <table:table-cell table:number-columns-repeated="61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NT</text:p>
          </table:table-cell>
          <table:table-cell table:number-columns-repeated="61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INT</text:p>
          </table:table-cell>
          <table:table-cell table:number-columns-repeated="6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P_Vortrag_INT</text:p>
          </table:table-cell>
          <table:table-cell office:value-type="string" calcext:value-type="string">
            <text:p>Ringpuffer Vortrag um n-Werte</text:p>
          </table:table-cell>
          <table:table-cell table:number-columns-repeated="60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DINT</text:p>
          </table:table-cell>
          <table:table-cell table:number-columns-repeated="61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DINT</text:p>
          </table:table-cell>
          <table:table-cell table:number-columns-repeated="6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TOL_HYS_DINT</text:p>
          </table:table-cell>
          <table:table-cell office:value-type="string" calcext:value-type="string">
            <text:p>Soll/Ist Vergleich mit Toleranz und Hysterese (DINT)</text:p>
          </table:table-cell>
          <table:table-cell table:number-columns-repeated="60"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DINT</text:p>
          </table:table-cell>
          <table:table-cell table:number-columns-repeated="6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Weiche4x_DINT</text:p>
          </table:table-cell>
          <table:table-cell office:value-type="string" calcext:value-type="string">
            <text:p>4-fach Weiche DINT</text:p>
          </table:table-cell>
          <table:table-cell table:number-columns-repeated="60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m7b_RAMP_UpDwn_DINT</text:p>
          </table:table-cell>
          <table:table-cell office:value-type="string" calcext:value-type="string">
            <text:p>Sollwert mit Rampe versehen [DINT]</text:p>
          </table:table-cell>
          <table:table-cell table:number-columns-repeated="60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DINT</text:p>
          </table:table-cell>
          <table:table-cell table:number-columns-repeated="61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DINT</text:p>
          </table:table-cell>
          <table:table-cell table:number-columns-repeated="61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DINT</text:p>
          </table:table-cell>
          <table:table-cell table:number-columns-repeated="61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DINT</text:p>
          </table:table-cell>
          <table:table-cell table:number-columns-repeated="6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NTEGRATOR_REAL</text:p>
          </table:table-cell>
          <table:table-cell office:value-type="string" calcext:value-type="string">
            <text:p>Integrator für REAL</text:p>
          </table:table-cell>
          <table:table-cell table:number-columns-repeated="6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MPULS_REAL</text:p>
          </table:table-cell>
          <table:table-cell office:value-type="string" calcext:value-type="string">
            <text:p>Integrator mit Impuls nach Sollwert [REAL] (Impuls alle X)</text:p>
          </table:table-cell>
          <table:table-cell table:number-columns-repeated="6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TOL_HYS_REAL</text:p>
          </table:table-cell>
          <table:table-cell office:value-type="string" calcext:value-type="string">
            <text:p>Soll/Ist Vergleich mit Toleranz und Hysterese (REAL)</text:p>
          </table:table-cell>
          <table:table-cell table:number-columns-repeated="6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AVG_MIN_MAX_4xREAL</text:p>
          </table:table-cell>
          <table:table-cell office:value-type="string" calcext:value-type="string">
            <text:p>Calculate average, minimum and maximum value of 4 REAL</text:p>
          </table:table-cell>
          <table:table-cell table:number-columns-repeated="6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Weiche4x_REAL</text:p>
          </table:table-cell>
          <table:table-cell office:value-type="string" calcext:value-type="string">
            <text:p>4-fach Weiche REAL</text:p>
          </table:table-cell>
          <table:table-cell table:number-columns-repeated="6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7b_RAMP_UpDwn_REAL</text:p>
          </table:table-cell>
          <table:table-cell office:value-type="string" calcext:value-type="string">
            <text:p>Sollwert mit Rampe versehen [REAL]</text:p>
          </table:table-cell>
          <table:table-cell table:number-columns-repeated="6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RoundReal</text:p>
          </table:table-cell>
          <table:table-cell office:value-type="string" calcext:value-type="string">
            <text:p>Round a REAL value to a fixed No. of digits (fixed point)</text:p>
          </table:table-cell>
          <table:table-cell table:number-columns-repeated="6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Max_2xREAL</text:p>
          </table:table-cell>
          <table:table-cell office:value-type="string" calcext:value-type="string">
            <text:p>Select Min/Max of 2xREAL (ENO: FALSE=CH1; TRUE =CH2 selected) </text:p>
          </table:table-cell>
          <table:table-cell table:number-columns-repeated="6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_Max_Test_REAL</text:p>
          </table:table-cell>
          <table:table-cell office:value-type="string" calcext:value-type="string">
            <text:p>Testet wo Wert liegt: &lt;Min, &gt;Max, im Bereich Min..Max</text:p>
          </table:table-cell>
          <table:table-cell table:number-columns-repeated="60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Damping_REAL</text:p>
          </table:table-cell>
          <table:table-cell office:value-type="string" calcext:value-type="string">
            <text:p>Dämpfung für Realwerte</text:p>
          </table:table-cell>
          <table:table-cell table:number-columns-repeated="6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PE_to_DB</text:p>
          </table:table-cell>
          <table:table-cell office:value-type="string" calcext:value-type="string">
            <text:p>Peripherie Eingangsblock lesen und nach DB kopieren</text:p>
          </table:table-cell>
          <table:table-cell table:number-columns-repeated="6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DB_to_PA</text:p>
          </table:table-cell>
          <table:table-cell office:value-type="string" calcext:value-type="string">
            <text:p>DB nach Peripherie Ausgangsblock kopieren</text:p>
          </table:table-cell>
          <table:table-cell table:number-columns-repeated="6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BitToANY</text:p>
          </table:table-cell>
          <table:table-cell office:value-type="string" calcext:value-type="string">
            <text:p>2x ANY Multiplexer</text:p>
          </table:table-cell>
          <table:table-cell table:number-columns-repeated="6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3xANY</text:p>
          </table:table-cell>
          <table:table-cell office:value-type="string" calcext:value-type="string">
            <text:p>3x ANY Multiplexer mit ENABLE</text:p>
          </table:table-cell>
          <table:table-cell table:number-columns-repeated="6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UXx3xANY</text:p>
          </table:table-cell>
          <table:table-cell office:value-type="string" calcext:value-type="string">
            <text:p>4x ANY Multiplexer mit ENABLE</text:p>
          </table:table-cell>
          <table:table-cell table:number-columns-repeated="6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DB_COMPARE_ByRef</text:p>
          </table:table-cell>
          <table:table-cell office:value-type="string" calcext:value-type="string">
            <text:p>Daten im Datenbaustein vergleichen</text:p>
          </table:table-cell>
          <table:table-cell table:number-columns-repeated="60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EC_TIMER_CTRL</text:p>
          </table:table-cell>
          <table:table-cell office:value-type="string" calcext:value-type="string">
            <text:p>Erweiterte Steuerung von IEC Timern (RESET und 0ms Prüfung)</text:p>
          </table:table-cell>
          <table:table-cell table:number-columns-repeated="6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EC_TIMER_EX</text:p>
          </table:table-cell>
          <table:table-cell table:number-columns-repeated="6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nputControl_REAL</text:p>
          </table:table-cell>
          <table:table-cell office:value-type="string" calcext:value-type="string">
            <text:p>Eingabekontrolle für REAL</text:p>
          </table:table-cell>
          <table:table-cell table:number-columns-repeated="6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Betriebsstunden</text:p>
          </table:table-cell>
          <table:table-cell office:value-type="string" calcext:value-type="string">
            <text:p>Betriebstundenzähler (sec/min/h) mit Ausgang für Impuls Minute/Stunde</text:p>
          </table:table-cell>
          <table:table-cell table:number-columns-repeated="6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DeltaTime</text:p>
          </table:table-cell>
          <table:table-cell office:value-type="string" calcext:value-type="string">
            <text:p>Zeitdifferenz zwischen 2 Ereignissen</text:p>
          </table:table-cell>
          <table:table-cell table:number-columns-repeated="60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ABS_DIFF_S7SysTime</text:p>
          </table:table-cell>
          <table:table-cell office:value-type="string" calcext:value-type="string">
            <text:p>Absolute Differenz von 2 S7-Systemzeitwerten 31 Bi;t <text:s/>0..2147483647 ms</text:p>
          </table:table-cell>
          <table:table-cell table:number-columns-repeated="6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NT_UpDwn_IMP_MM.SS</text:p>
          </table:table-cell>
          <table:table-cell office:value-type="string" calcext:value-type="string">
            <text:p>Zählt Impulse im Minuten.Sekunden Format in einer DINT Varibale</text:p>
          </table:table-cell>
          <table:table-cell table:number-columns-repeated="6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NT_Up</text:p>
          </table:table-cell>
          <table:table-cell office:value-type="string" calcext:value-type="string">
            <text:p>Einfacher Zähler (Sekunden, Stückzahlen …) DINT</text:p>
          </table:table-cell>
          <table:table-cell table:number-columns-repeated="6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CNT_UpDwn</text:p>
          </table:table-cell>
          <table:table-cell office:value-type="string" calcext:value-type="string">
            <text:p>Zähler (DINT) mit Begrenzung (verwendbar als TON/TOF)</text:p>
          </table:table-cell>
          <table:table-cell table:number-columns-repeated="6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mss_Overflow</text:p>
          </table:table-cell>
          <table:table-cell office:value-type="string" calcext:value-type="string">
            <text:p>Correct overflow of DINT mm:ss or hh:mm</text:p>
          </table:table-cell>
          <table:table-cell table:number-columns-repeated="6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OD_ADD_SUB_TIME</text:p>
          </table:table-cell>
          <table:table-cell office:value-type="string" calcext:value-type="string">
            <text:p>Add or Sub a Time to/from a Time_Of_Day</text:p>
          </table:table-cell>
          <table:table-cell table:number-columns-repeated="6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7m</text:p>
          </table:table-cell>
          <table:table-cell office:value-type="string" calcext:value-type="string">
            <text:p>HydraulikZyl_CALC</text:p>
          </table:table-cell>
          <table:table-cell office:value-type="string" calcext:value-type="string">
            <text:p>Hydraulikzylinderberechnung: Kraft, Geschwindigkeit</text:p>
          </table:table-cell>
          <table:table-cell table:number-columns-repeated="6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7u</text:p>
          </table:table-cell>
          <table:table-cell office:value-type="string" calcext:value-type="string">
            <text:p>AEG_THYRO_1A_CALC</text:p>
          </table:table-cell>
          <table:table-cell office:value-type="string" calcext:value-type="string">
            <text:p>Berechnung der Ausgangsspannung und Leistung AEG Thyrosteller 1-phasig</text:p>
          </table:table-cell>
          <table:table-cell table:number-columns-repeated="60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63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6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6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4xTempSensor</text:p>
          </table:table-cell>
          <table:table-cell office:value-type="string" calcext:value-type="string">
            <text:p>Kontrolliert, simuliert 4x Pufferspeicher Temperatursensoren</text:p>
          </table:table-cell>
          <table:table-cell table:number-columns-repeated="60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AirSatPressure</text:p>
          </table:table-cell>
          <table:table-cell office:value-type="string" calcext:value-type="string">
            <text:p>Berechnet Stättigungsdampfdruck und max. Wassergehalt von Luft anhand der Temperatur [°C]</text:p>
          </table:table-cell>
          <table:table-cell table:number-columns-repeated="6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8xTempSensor</text:p>
          </table:table-cell>
          <table:table-cell office:value-type="string" calcext:value-type="string">
            <text:p>Kontrolliert, simuliert 8x Pufferspeicher Temperatursensoren</text:p>
          </table:table-cell>
          <table:table-cell table:number-columns-repeated="6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Read_TempCH</text:p>
          </table:table-cell>
          <table:table-cell office:value-type="string" calcext:value-type="string">
            <text:p>Read temp. channel with °C scaling</text:p>
          </table:table-cell>
          <table:table-cell table:number-columns-repeated="6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Taupunkt</text:p>
          </table:table-cell>
          <table:table-cell office:value-type="string" calcext:value-type="string">
            <text:p>Taupunktberechnung in °C aus relativer Feuchte [%] und Temperatur [°C]</text:p>
          </table:table-cell>
          <table:table-cell table:number-columns-repeated="6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ReadAnalogSensor</text:p>
          </table:table-cell>
          <table:table-cell office:value-type="string" calcext:value-type="string">
            <text:p>Liest den Wert eines Analogeingangs und skaliert ihn auf eienen <text:s/>Wertebereich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GetGasTemp</text:p>
          </table:table-cell>
          <table:table-cell office:value-type="string" calcext:value-type="string">
            <text:p>Gastemperatur anhand des Drucks aus Druck-/Temp.-Tabelle</text:p>
          </table:table-cell>
          <table:table-cell table:number-columns-repeated="60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ClimaticAirData</text:p>
          </table:table-cell>
          <table:table-cell office:value-type="string" calcext:value-type="string">
            <text:p>Berechnung Klimatischer Luft Daten (Sättigungsdampfdruck, Enthalpie, Wassergehalt …)</text:p>
          </table:table-cell>
          <table:table-cell table:number-columns-repeated="60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GetSteamEnthalpie</text:p>
          </table:table-cell>
          <table:table-cell office:value-type="string" calcext:value-type="string">
            <text:p>Dampfenthalpie [kJ/kg] anhand des Drucks aus Druck-/Enthalpie-Tabelle (1..6bar)</text:p>
          </table:table-cell>
          <table:table-cell table:number-columns-repeated="6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WaterPowerToFlow</text:p>
          </table:table-cell>
          <table:table-cell office:value-type="string" calcext:value-type="string">
            <text:p>Wasser Durchfluss aus Leistung P und Temperaturdiffernz</text:p>
          </table:table-cell>
          <table:table-cell table:number-columns-repeated="6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4xNiveauAlarm</text:p>
          </table:table-cell>
          <table:table-cell office:value-type="string" calcext:value-type="string">
            <text:p>4-fach Niveauüberw. Min/Max mit Alarm und Limitl, Absolutwertvorgabe</text:p>
          </table:table-cell>
          <table:table-cell table:number-columns-repeated="6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4xNiveauAlarm_Diff</text:p>
          </table:table-cell>
          <table:table-cell office:value-type="string" calcext:value-type="string">
            <text:p>4-fach Niveauüberw. Min/Max mit Alarm und Limit, Differenzwertvorgabe</text:p>
          </table:table-cell>
          <table:table-cell table:number-columns-repeated="6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WaterPower</text:p>
          </table:table-cell>
          <table:table-cell office:value-type="string" calcext:value-type="string">
            <text:p>Berechnet die Wärmeleistung von Wasser</text:p>
          </table:table-cell>
          <table:table-cell table:number-columns-repeated="6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m7k</text:p>
          </table:table-cell>
          <table:table-cell office:value-type="string" calcext:value-type="string">
            <text:p>2xNiveau2xAlarm</text:p>
          </table:table-cell>
          <table:table-cell table:style-name="ce3" office:value-type="string" calcext:value-type="string">
            <text:p>4-fach Niveauauswertung 2xBetriebsniveau min/max, 2x Alarm min/max</text:p>
          </table:table-cell>
          <table:table-cell table:number-columns-repeated="6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StatisticCounter_DINT</text:p>
          </table:table-cell>
          <table:table-cell office:value-type="string" calcext:value-type="string">
            <text:p>Statistikzähler mit Wert für: Stunde/Tag/Woche/Monat/Jahr/Schicht (Option für mm:ss Format)</text:p>
          </table:table-cell>
          <table:table-cell table:number-columns-repeated="6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inMaxStatistik_REAL</text:p>
          </table:table-cell>
          <table:table-cell office:value-type="string" calcext:value-type="string">
            <text:p>MinMax Statistik REAL (hour/day/week/month/year/user/all)</text:p>
          </table:table-cell>
          <table:table-cell table:number-columns-repeated="6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ImpulsTeiler</text:p>
          </table:table-cell>
          <table:table-cell office:value-type="string" calcext:value-type="string">
            <text:p>Impulsteiler DINT</text:p>
          </table:table-cell>
          <table:table-cell table:number-columns-repeated="6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63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6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6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6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6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6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6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StrCopyEx</text:p>
          </table:table-cell>
          <table:table-cell office:value-type="string" calcext:value-type="string">
            <text:p>StingCopy, erweiterte Funktion</text:p>
          </table:table-cell>
          <table:table-cell table:number-columns-repeated="6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StrFromArray</text:p>
          </table:table-cell>
          <table:table-cell office:value-type="string" calcext:value-type="string">
            <text:p>String aus Array lesen</text:p>
          </table:table-cell>
          <table:table-cell table:number-columns-repeated="6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StrToArray</text:p>
          </table:table-cell>
          <table:table-cell office:value-type="string" calcext:value-type="string">
            <text:p>Schreibt einen String in ein String-Array</text:p>
          </table:table-cell>
          <table:table-cell table:number-columns-repeated="6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StrExtend</text:p>
          </table:table-cell>
          <table:table-cell office:value-type="string" calcext:value-type="string">
            <text:p>Erweitert einen String (max. bis zur res. Länge) um einen übergenen String,</text:p>
          </table:table-cell>
          <table:table-cell table:number-columns-repeated="6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StrFillEx</text:p>
          </table:table-cell>
          <table:table-cell office:value-type="string" calcext:value-type="string">
            <text:p>Füllt String: mit <text:s/>Startpos., Anzahl; String komplett füllen, String verlängern</text:p>
          </table:table-cell>
          <table:table-cell table:number-columns-repeated="6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StrLenEx</text:p>
          </table:table-cell>
          <table:table-cell office:value-type="string" calcext:value-type="string">
            <text:p>Erweiterte Stringlängenfunktion mit Ausgabe reservierter und genutzter Länge</text:p>
          </table:table-cell>
          <table:table-cell table:number-columns-repeated="6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StrSetLen</text:p>
          </table:table-cell>
          <table:table-cell office:value-type="string" calcext:value-type="string">
            <text:p>setzt die Stringlänge auf vorgebenen Wert, max. jedoch bis reservierte Länge</text:p>
          </table:table-cell>
          <table:table-cell table:number-columns-repeated="6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StrInit</text:p>
          </table:table-cell>
          <table:table-cell office:value-type="string" calcext:value-type="string">
            <text:p>Initialisiert die Stringlänge (für String im TempBereich)</text:p>
          </table:table-cell>
          <table:table-cell table:number-columns-repeated="6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7s</text:p>
          </table:table-cell>
          <table:table-cell office:value-type="string" calcext:value-type="string">
            <text:p>DTtoString</text:p>
          </table:table-cell>
          <table:table-cell office:value-type="string" calcext:value-type="string">
            <text:p>Wandelt DateAndTime-Wert in einen String</text:p>
          </table:table-cell>
          <table:table-cell table:number-columns-repeated="6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6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6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6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6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6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6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6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6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6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6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6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7h</text:p>
          </table:table-cell>
          <table:table-cell office:value-type="string" calcext:value-type="string">
            <text:p>WinCC_8xLED_BitIN</text:p>
          </table:table-cell>
          <table:table-cell table:style-name="ce3" office:value-type="string" calcext:value-type="string">
            <text:p>WinCC 8-fach LED Anzeige 4 Farben, Bit Input</text:p>
          </table:table-cell>
          <table:table-cell table:number-columns-repeated="6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7h</text:p>
          </table:table-cell>
          <table:table-cell office:value-type="string" calcext:value-type="string">
            <text:p>WinCC_8xLED_ByteIN</text:p>
          </table:table-cell>
          <table:table-cell table:style-name="ce3" office:value-type="string" calcext:value-type="string">
            <text:p>WinCC 8-fach LED Anzeige 4 Farben, Byte Input</text:p>
          </table:table-cell>
          <table:table-cell table:number-columns-repeated="6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7h</text:p>
          </table:table-cell>
          <table:table-cell office:value-type="string" calcext:value-type="string">
            <text:p>WinCC_LED_ColCtrl</text:p>
          </table:table-cell>
          <table:table-cell office:value-type="string" calcext:value-type="string">
            <text:p>Color Control für WinCC LED, Option zu FC320, FC321</text:p>
          </table:table-cell>
          <table:table-cell table:number-columns-repeated="6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7h</text:p>
          </table:table-cell>
          <table:table-cell office:value-type="string" calcext:value-type="string">
            <text:p>WinCC_OptBtn_8x</text:p>
          </table:table-cell>
          <table:table-cell office:value-type="string" calcext:value-type="string">
            <text:p>WinCC Control FC für 8x Option Button</text:p>
          </table:table-cell>
          <table:table-cell table:number-columns-repeated="6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6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63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6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6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6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63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63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63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63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63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63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63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63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63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inMax_ERROR_REAL</text:p>
          </table:table-cell>
          <table:table-cell office:value-type="string" calcext:value-type="string">
            <text:p>MinMax Überwachung für REAL mit RESET (Verwendung mit FC281 ReadAnalogSensor)</text:p>
          </table:table-cell>
          <table:table-cell table:number-columns-repeated="60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63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HYS_to_MinMax_REAL</text:p>
          </table:table-cell>
          <table:table-cell office:value-type="string" calcext:value-type="string">
            <text:p>Sollwert mit Hysterese zu min/max</text:p>
          </table:table-cell>
          <table:table-cell table:number-columns-repeated="60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63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63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63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63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63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63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63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63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63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YearArchive_INT</text:p>
          </table:table-cell>
          <table:table-cell office:value-type="string" calcext:value-type="string">
            <text:p>Year Archive for 366 single day values and 12 month values INT </text:p>
          </table:table-cell>
          <table:table-cell table:number-columns-repeated="60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YearArchive_DINT</text:p>
          </table:table-cell>
          <table:table-cell office:value-type="string" calcext:value-type="string">
            <text:p>Year Archive for 366 single day values and 12 month values DINT </text:p>
          </table:table-cell>
          <table:table-cell table:number-columns-repeated="60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YearArchive_REAL</text:p>
          </table:table-cell>
          <table:table-cell office:value-type="string" calcext:value-type="string">
            <text:p>Year Archive for 366 single day values and 12 month values REAL</text:p>
          </table:table-cell>
          <table:table-cell table:number-columns-repeated="60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63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63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Default"/>
          <table:table-cell/>
          <table:table-cell table:style-name="Default"/>
          <table:table-cell table:number-columns-repeated="60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63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63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63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GetParity_DWORD</text:p>
          </table:table-cell>
          <table:table-cell office:value-type="string" calcext:value-type="string">
            <text:p>Get ParityBit for Even/Odd Parity and count Hi-Bits (0..32)</text:p>
          </table:table-cell>
          <table:table-cell table:number-columns-repeated="6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GetFirstOf8Bits</text:p>
          </table:table-cell>
          <table:table-cell office:value-type="string" calcext:value-type="string">
            <text:p>Get First Hi of 8 Bits</text:p>
          </table:table-cell>
          <table:table-cell table:number-columns-repeated="60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63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63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63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FSM_STATE_TIME</text:p>
          </table:table-cell>
          <table:table-cell office:value-type="string" calcext:value-type="string">
            <text:p>Schrittketten Zeit: erfasst Zeit im aktuellen Schritt</text:p>
          </table:table-cell>
          <table:table-cell table:number-columns-repeated="60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FSM_TIME</text:p>
          </table:table-cell>
          <table:table-cell office:value-type="string" calcext:value-type="string">
            <text:p>Schrittkette Gesamtlaufzeit</text:p>
          </table:table-cell>
          <table:table-cell table:number-columns-repeated="60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m7b_GlobalParent_Mode</text:p>
          </table:table-cell>
          <table:table-cell office:value-type="string" calcext:value-type="string">
            <text:p>Get the Mode for the Device from Global or Parent</text:p>
          </table:table-cell>
          <table:table-cell table:number-columns-repeated="60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63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63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riteFlagStruct</text:p>
          </table:table-cell>
          <table:table-cell office:value-type="string" calcext:value-type="string">
            <text:p>Write the Standard FLAGs Structure 8xBool + 1 Byte</text:p>
          </table:table-cell>
          <table:table-cell table:number-columns-repeated="6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7p</text:p>
          </table:table-cell>
          <table:table-cell office:value-type="string" calcext:value-type="string">
            <text:p>m7p_2to3Button</text:p>
          </table:table-cell>
          <table:table-cell office:value-type="string" calcext:value-type="string">
            <text:p>2 Tasten vw/rw auf VW / STOP / RW umsetzen</text:p>
          </table:table-cell>
          <table:table-cell table:number-columns-repeated="60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63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63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63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63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63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63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63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63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63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PARA_CHECK_INT</text:p>
          </table:table-cell>
          <table:table-cell office:value-type="string" calcext:value-type="string">
            <text:p>Handling of USER_PARAMETER_LIMITS <text:s/>INT <text:s/></text:p>
          </table:table-cell>
          <table:table-cell table:number-columns-repeated="60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PARA_CHECK_DINT</text:p>
          </table:table-cell>
          <table:table-cell office:value-type="string" calcext:value-type="string">
            <text:p>Handling of USER_PARAMETER_LIMITS <text:s/>DINT</text:p>
          </table:table-cell>
          <table:table-cell table:number-columns-repeated="60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m7b</text:p>
          </table:table-cell>
          <table:table-cell office:value-type="string" calcext:value-type="string">
            <text:p>PARA_CHECK_REAL</text:p>
          </table:table-cell>
          <table:table-cell office:value-type="string" calcext:value-type="string">
            <text:p>Handling of USER_PARAMETER_LIMITS <text:s/>REAL <text:s/></text:p>
          </table:table-cell>
          <table:table-cell table:number-columns-repeated="60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63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63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63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63"/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63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63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63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63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63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63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63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63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63"/>
        </table:table-row>
        <table:table-row table:style-name="ro2">
          <table:table-cell office:value-type="float" office:value="396" calcext:value-type="float">
            <text:p>396</text:p>
          </table:table-cell>
          <table:table-cell table:number-columns-repeated="63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63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63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6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Register_To_Bytes</text:p>
          </table:table-cell>
          <table:table-cell office:value-type="string" calcext:value-type="string">
            <text:p>Copys a WORD-Register into Hi &amp; Lo Byte <text:s/>(ModBus)</text:p>
          </table:table-cell>
          <table:table-cell table:number-columns-repeated="6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Bytes_To_Register</text:p>
          </table:table-cell>
          <table:table-cell office:value-type="string" calcext:value-type="string">
            <text:p>Creates a WORD-Register from Hi &amp; Lo Byte (ModBus)</text:p>
          </table:table-cell>
          <table:table-cell table:number-columns-repeated="60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Registers_To_DINT</text:p>
          </table:table-cell>
          <table:table-cell office:value-type="string" calcext:value-type="string">
            <text:p>Creates a DINT from 2 WORD-Registers (ModBus)</text:p>
          </table:table-cell>
          <table:table-cell table:number-columns-repeated="60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DINT_To_Registers</text:p>
          </table:table-cell>
          <table:table-cell table:style-name="ce10" office:value-type="string" calcext:value-type="string">
            <text:p>Copys a DINT into 2 WORD-Registers (ModBus)</text:p>
          </table:table-cell>
          <table:table-cell table:number-columns-repeated="60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Registers_To_REAL</text:p>
          </table:table-cell>
          <table:table-cell office:value-type="string" calcext:value-type="string">
            <text:p>Creates a REAL from 2 WORD-Registers (ModBus)</text:p>
          </table:table-cell>
          <table:table-cell table:number-columns-repeated="60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REAL_To_Registers</text:p>
          </table:table-cell>
          <table:table-cell office:value-type="string" calcext:value-type="string">
            <text:p>Copys a REAL into 2 WORD-Registers (ModBus)</text:p>
          </table:table-cell>
          <table:table-cell table:number-columns-repeated="60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Register_To_INT</text:p>
          </table:table-cell>
          <table:table-cell office:value-type="string" calcext:value-type="string">
            <text:p>Copys a WORD-Register into a S7-INT (ModBus)</text:p>
          </table:table-cell>
          <table:table-cell table:number-columns-repeated="6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INT_To_Register</text:p>
          </table:table-cell>
          <table:table-cell office:value-type="string" calcext:value-type="string">
            <text:p>Copys a S7-INT into a WORD Register (ModBus)</text:p>
          </table:table-cell>
          <table:table-cell table:number-columns-repeated="60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DINTxEXP_toDINT</text:p>
          </table:table-cell>
          <table:table-cell office:value-type="string" calcext:value-type="string">
            <text:p>Calculates the DINT Value form Value and INT Exponent</text:p>
          </table:table-cell>
          <table:table-cell table:number-columns-repeated="60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m7f</text:p>
          </table:table-cell>
          <table:table-cell office:value-type="string" calcext:value-type="string">
            <text:p>DINTxEXP_toREAL</text:p>
          </table:table-cell>
          <table:table-cell office:value-type="string" calcext:value-type="string">
            <text:p>Calculates the REAL Value form DINT Value and INT Exponent</text:p>
          </table:table-cell>
          <table:table-cell table:number-columns-repeated="60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63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63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63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63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63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63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7_BCD_BYTE_TO_INT</text:p>
          </table:table-cell>
          <table:table-cell table:style-name="ce4" office:value-type="string" calcext:value-type="string">
            <text:p>Converts a 2 digit BCD Value (Byte) 0..99 to an INT, with check for valid BCD digits</text:p>
          </table:table-cell>
          <table:table-cell table:number-columns-repeated="6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7_BCDL_TO_DINT</text:p>
          </table:table-cell>
          <table:table-cell office:value-type="string" calcext:value-type="string">
            <text:p>Converts a Long BCD (up to 10 digits and sign) <text:s/>to a DINT</text:p>
          </table:table-cell>
          <table:table-cell table:number-columns-repeated="60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63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63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63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63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63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63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63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63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63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63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63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63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63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63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63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63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63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63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63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63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63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63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63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63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63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63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63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63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63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63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63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63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63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63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63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63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63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63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63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63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63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63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63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T_to_DateTimeEx</text:p>
          </table:table-cell>
          <table:table-cell office:value-type="string" calcext:value-type="string">
            <text:p>Copy S7 DateAndTime format to a DateTimeEx structure</text:p>
          </table:table-cell>
          <table:table-cell table:number-columns-repeated="6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SysCLK_to_DateTimeEx</text:p>
          </table:table-cell>
          <table:table-cell office:value-type="string" calcext:value-type="string">
            <text:p>Copy S7 SystemTime to DateTimeEx structure</text:p>
          </table:table-cell>
          <table:table-cell table:number-columns-repeated="60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ateTimeEx_Diff</text:p>
          </table:table-cell>
          <table:table-cell office:value-type="string" calcext:value-type="string">
            <text:p>Time difference of 2 DateTimeEx structers</text:p>
          </table:table-cell>
          <table:table-cell table:number-columns-repeated="6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ateInfo</text:p>
          </table:table-cell>
          <table:table-cell office:value-type="string" calcext:value-type="string">
            <text:p>Detailed info of a S7_DATE, Year, Month, Day, Week, DayOfYer, DayOfMonth …</text:p>
          </table:table-cell>
          <table:table-cell table:number-columns-repeated="60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inAbsDiff_DateTimeEx</text:p>
          </table:table-cell>
          <table:table-cell office:value-type="string" calcext:value-type="string">
            <text:p>Minimum difference in seconds of 2 Dates as DateTimeEx</text:p>
          </table:table-cell>
          <table:table-cell table:number-columns-repeated="60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63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63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63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63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63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63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63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63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63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63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63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63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63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63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m7v</text:p>
          </table:table-cell>
          <table:table-cell office:value-type="string" calcext:value-type="string">
            <text:p>Scale_CpuPotiToTime</text:p>
          </table:table-cell>
          <table:table-cell office:value-type="string" calcext:value-type="string">
            <text:p>Skaliert Poti der VIPA100CPU zu einem IEC-Time-Wert</text:p>
          </table:table-cell>
          <table:table-cell table:number-columns-repeated="60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m7v</text:p>
          </table:table-cell>
          <table:table-cell office:value-type="string" calcext:value-type="string">
            <text:p>m7v_SLIO_FM050</text:p>
          </table:table-cell>
          <table:table-cell office:value-type="string" calcext:value-type="string">
            <text:p>VIPA SLIO FM Couter lesen</text:p>
          </table:table-cell>
          <table:table-cell table:number-columns-repeated="6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6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6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6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6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6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6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6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6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6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6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6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6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6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6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6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6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6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6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7m</text:p>
          </table:table-cell>
          <table:table-cell office:value-type="string" calcext:value-type="string">
            <text:p>Circle_3Point</text:p>
          </table:table-cell>
          <table:table-cell office:value-type="string" calcext:value-type="string">
            <text:p>Kreis druch 3 Punkte</text:p>
          </table:table-cell>
          <table:table-cell table:number-columns-repeated="6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7m</text:p>
          </table:table-cell>
          <table:table-cell office:value-type="string" calcext:value-type="string">
            <text:p>Circle_ARC</text:p>
          </table:table-cell>
          <table:table-cell office:value-type="string" calcext:value-type="string">
            <text:p>Kreisbogenlänge</text:p>
          </table:table-cell>
          <table:table-cell table:number-columns-repeated="6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6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6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6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6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6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6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6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6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7m</text:p>
          </table:table-cell>
          <table:table-cell office:value-type="string" calcext:value-type="string">
            <text:p>Polar_to_Cartesian</text:p>
          </table:table-cell>
          <table:table-cell office:value-type="string" calcext:value-type="string">
            <text:p>Polarkooridnaten zu kartesichen Koordinaten </text:p>
          </table:table-cell>
          <table:table-cell table:number-columns-repeated="6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7m</text:p>
          </table:table-cell>
          <table:table-cell office:value-type="string" calcext:value-type="string">
            <text:p>Cartesian_to_Polar</text:p>
          </table:table-cell>
          <table:table-cell office:value-type="string" calcext:value-type="string">
            <text:p>Kartesiche Koordinaten zu Polarkoordinaten </text:p>
          </table:table-cell>
          <table:table-cell table:number-columns-repeated="6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6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6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6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6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6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6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6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6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Init_4x</text:p>
          </table:table-cell>
          <table:table-cell office:value-type="string" calcext:value-type="string">
            <text:p>Initis a 4-Device Mapping Table with [1,2,3,4]</text:p>
          </table:table-cell>
          <table:table-cell table:number-columns-repeated="6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Move_4x</text:p>
          </table:table-cell>
          <table:table-cell office:value-type="string" calcext:value-type="string">
            <text:p>Moves an entry of a 4x mapping table to 1st/last position</text:p>
          </table:table-cell>
          <table:table-cell table:number-columns-repeated="6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Init_8x</text:p>
          </table:table-cell>
          <table:table-cell office:value-type="string" calcext:value-type="string">
            <text:p>Initis a 8-Device Mapping Table with [1,2,3,4]</text:p>
          </table:table-cell>
          <table:table-cell table:number-columns-repeated="6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Move_4x</text:p>
          </table:table-cell>
          <table:table-cell office:value-type="string" calcext:value-type="string">
            <text:p>Moves an entry of a 4x mapping table to 1st/last position</text:p>
          </table:table-cell>
          <table:table-cell table:number-columns-repeated="6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8xBOOL</text:p>
          </table:table-cell>
          <table:table-cell office:value-type="string" calcext:value-type="string">
            <text:p>8-fach Mapping für BOOL</text:p>
          </table:table-cell>
          <table:table-cell table:number-columns-repeated="6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8xINT</text:p>
          </table:table-cell>
          <table:table-cell office:value-type="string" calcext:value-type="string">
            <text:p>8-fach Mapping für INT</text:p>
          </table:table-cell>
          <table:table-cell table:number-columns-repeated="6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8xDINT</text:p>
          </table:table-cell>
          <table:table-cell office:value-type="string" calcext:value-type="string">
            <text:p>8-fach Mapping für DINT</text:p>
          </table:table-cell>
          <table:table-cell table:number-columns-repeated="6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AP_8xREAL</text:p>
          </table:table-cell>
          <table:table-cell office:value-type="string" calcext:value-type="string">
            <text:p>8-fach Mapping für REAL</text:p>
          </table:table-cell>
          <table:table-cell table:number-columns-repeated="6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7</text:p>
          </table:table-cell>
          <table:table-cell table:number-columns-repeated="6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7</text:p>
          </table:table-cell>
          <table:table-cell table:number-columns-repeated="62"/>
        </table:table-row>
        <table:table-row table:style-name="ro1" table:number-rows-repeated="10480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3" table:style-name="ta3">
        <table:table-column table:style-name="co2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2" style:display-name="Heading 1 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2" style:display-name="Heading 2 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 style:data-style-name="N2" text:time-value="10:24:18.32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Bs" style:display-name="PageStyle_FB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Cs" style:display-name="PageStyle_F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10:24:44.367000000</dc:date>
    <meta:editing-cycles>133</meta:editing-cycles>
    <meta:editing-duration>P1DT22H2M17S</meta:editing-duration>
    <meta:generator>LibreOffice/7.2.4.1$Windows_X86_64 LibreOffice_project/27d75539669ac387bb498e35313b970b7fe9c4f9</meta:generator>
    <meta:document-statistic meta:table-count="3" meta:cell-count="1477" meta:object-count="0"/>
  </office:meta>
</office:document-meta>
</file>